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nest" svg:font-family="Onest, Roboto, 'San Francisco', 'Helvetica Neue', Helvetica, Arial"/>
    <style:font-face style:name="Onest1" svg:font-family="Onest, sans-serif"/>
  </office:font-face-decls>
  <office:automatic-styles>
    <style:style style:name="P1" style:family="paragraph" style:parent-style-name="Heading_20_2">
      <style:text-properties fo:color="#3f5368" loext:opacity="100%" style:font-name="Onest1" fo:font-size="18pt" fo:font-weight="bold"/>
    </style:style>
    <style:style style:name="P2" style:family="paragraph" style:parent-style-name="Heading_20_3">
      <style:paragraph-properties fo:margin-left="0in" fo:margin-right="0in" fo:margin-top="0in" fo:margin-bottom="0in" style:contextual-spacing="false" style:line-height-at-least="0.25in" fo:text-indent="0in" style:auto-text-indent="false"/>
      <style:text-properties fo:font-variant="normal" fo:text-transform="none" fo:color="#3f5368" loext:opacity="100%" style:font-name="Onest1" fo:font-size="12.75pt" fo:font-style="normal" fo:font-weight="bold"/>
    </style:style>
    <style:style style:name="P3" style:family="paragraph" style:parent-style-name="Text_20_body">
      <style:paragraph-properties fo:margin-left="0in" fo:margin-right="0in" fo:margin-top="0in" fo:margin-bottom="0in" style:contextual-spacing="false" fo:orphans="1" fo:widows="2" fo:text-indent="0in" style:auto-text-indent="false"/>
      <style:text-properties fo:font-variant="normal" fo:text-transform="none" fo:color="#2c2d30" loext:opacity="100%" style:font-name="Onest" fo:font-size="11.25pt" fo:letter-spacing="normal" fo:font-style="normal" fo:font-weight="normal" fo:background-color="#ffffff" loext:padding="0in" loext:border="none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Контроль версий углублённо (GIT) (семинары)</text:h>
      <text:h text:style-name="P2" text:outline-level="3">Урок 2. Работа с изменениями</text:h>
      <text:section text:style-name="Sect1" text:name="main-content-wrapper__scrollable-container">
        <text:p text:style-name="P3">Данное домашнее задание является продолжением домашнего задания, которое вы выполняли на предыдущем семинаре в репозитории с собственным проектом.<text:line-break/><text:line-break/>1. Просмотрите историю коммитов в своём проекте и выберите три случайных коммита. Просмотрите изменения, которые были в них сделаны.<text:line-break/><text:line-break/>2. Верните эти изменения командой git revert последовательно, чтобы в итоге получилось тоже три коммита.<text:line-break/><text:line-break/>3. Попробуйте отменить эти три коммита:<text:line-break/>* последний — командами git reset --soft и git restore;<text:line-break/>* предпоследний — командой git reset --mixed и git restore;<text:line-break/>* первый — командой git reset --hard.</text:p>
      </text:section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nest" svg:font-family="Onest, Roboto, 'San Francisco', 'Helvetica Neue', Helvetica, Arial"/>
    <style:font-face style:name="Onest1" svg:font-family="Onest, 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3T01:16:05.570683101</meta:creation-date>
    <dc:date>2023-11-23T01:16:48.930746615</dc:date>
    <meta:editing-duration>PT48S</meta:editing-duration>
    <meta:editing-cycles>1</meta:editing-cycles>
    <meta:document-statistic meta:table-count="0" meta:image-count="0" meta:object-count="0" meta:page-count="1" meta:paragraph-count="3" meta:word-count="95" meta:character-count="652" meta:non-whitespace-character-count="557"/>
    <meta:generator>LibreOffice/7.3.7.2$Linux_X86_64 LibreOffice_project/30$Build-2</meta:generator>
  </office:meta>
</office:document-meta>
</file>